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036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1d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902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2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d0e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116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33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09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0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3a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f4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1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30f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08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3b0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51b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5e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995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dde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49d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8f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f84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4d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1f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f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3e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5cd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81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917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2003641"/>
    </style:style>
    <style:style style:name="T3" style:family="text">
      <style:text-properties style:text-underline-style="solid" style:text-underline-width="auto" style:text-underline-color="font-color" officeooo:rsid="4c43b58b"/>
    </style:style>
    <style:style style:name="T4" style:family="text">
      <style:text-properties fo:color="#333333"/>
    </style:style>
    <style:style style:name="T5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" style:family="text">
      <style:text-properties officeooo:rsid="42022025"/>
    </style:style>
    <style:style style:name="T7" style:family="text">
      <style:text-properties officeooo:rsid="42022025" style:font-name-asian="Arial1"/>
    </style:style>
    <style:style style:name="T8" style:family="text">
      <style:text-properties officeooo:rsid="4249d799" style:font-name-asian="Arial1"/>
    </style:style>
    <style:style style:name="T9" style:family="text">
      <style:text-properties officeooo:rsid="42565199" style:font-name-asian="Arial1"/>
    </style:style>
    <style:style style:name="T10" style:family="text">
      <style:text-properties officeooo:rsid="2fa2d5a6"/>
    </style:style>
    <style:style style:name="T11" style:family="text">
      <style:text-properties officeooo:rsid="4c43b58b"/>
    </style:style>
    <style:style style:name="T12" style:family="text">
      <style:text-properties officeooo:rsid="352e8af6"/>
    </style:style>
    <style:style style:name="T13" style:family="text">
      <style:text-properties style:font-name="標楷體1"/>
    </style:style>
    <style:style style:name="T14" style:family="text">
      <style:text-properties style:font-name="標楷體1" style:text-underline-style="solid" style:text-underline-width="auto" style:text-underline-color="font-color" officeooo:rsid="0880e60f"/>
    </style:style>
    <style:style style:name="T15" style:family="text">
      <style:text-properties style:font-name="標楷體1" style:font-name-asian="標楷體1"/>
    </style:style>
    <style:style style:name="T16" style:family="text">
      <style:text-properties style:font-name="標楷體1" officeooo:rsid="2a0fc235" style:font-name-asian="標楷體1"/>
    </style:style>
    <style:style style:name="T17" style:family="text">
      <style:text-properties style:font-name="標楷體1" officeooo:rsid="4257fc29"/>
    </style:style>
    <style:style style:name="T18" style:family="text">
      <style:text-properties style:font-name="標楷體1" officeooo:rsid="4258fa41"/>
    </style:style>
    <style:style style:name="T19" style:family="text">
      <style:text-properties style:font-name="標楷體1" officeooo:rsid="4258fa41" style:font-name-asian="Liberation Serif1" style:font-name-complex="Liberation Serif1"/>
    </style:style>
    <style:style style:name="T20" style:family="text">
      <style:text-properties style:font-name="標楷體1" officeooo:rsid="425f84fb"/>
    </style:style>
    <style:style style:name="T21" style:family="text">
      <style:text-properties officeooo:rsid="42fb0b19"/>
    </style:style>
    <style:style style:name="T22" style:family="text">
      <style:text-properties officeooo:rsid="4249d799"/>
    </style:style>
    <style:style style:name="T23" style:family="text">
      <style:text-properties officeooo:rsid="42565199"/>
    </style:style>
    <style:style style:name="T24" style:family="text">
      <style:text-properties officeooo:rsid="4257fc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（相關描述在　<text:span text:style-name="T1">新生之書</text:span>的 <text:span text:style-name="T1">德</text:span> 文件群）</text:p>
      <text:list xml:id="list659174614" text:style-name="L1">
        <text:list-item>
          <text:p text:style-name="P2"><text:bookmark-start text:name="道、德"/>道、德<text:bookmark-end text:name="道、德"/></text:p>
          <text:list>
            <text:list-item>
              <text:p text:style-name="P3">道 是 中立存在<text:span text:style-name="T4">、中立個體</text:span>。</text:p>
              <text:list>
                <text:list-item>
                  <text:p text:style-name="P6">明顯例子，官方權力 是 中立存在、中立個體。</text:p>
                  <text:list>
                    <text:list-item>
                      <text:p text:style-name="P20">明顯例子，假定，政府、領導層 使用 官方權力 奴役 人民、國民群。</text:p>
                      <text:list>
                        <text:list-item>
                          <text:p text:style-name="P22">該政府、該領導層、該官方權力 是 缺德、無德、反德 存在、個體。</text:p>
                        </text:list-item>
                      </text:list>
                    </text:list-item>
                    <text:list-item>
                      <text:p text:style-name="P21">明顯例子，假定，政府、領導層 使用 官方權力 幫助 人民、國民群。</text:p>
                      <text:list>
                        <text:list-item>
                          <text:p text:style-name="P24">該政府、該領導層、該官方權力 有機率是 有德存在、有德個體。</text:p>
                        </text:list-item>
                      </text:list>
                    </text:list-item>
                  </text:list>
                </text:list-item>
                <text:list-item>
                  <text:p text:style-name="P6">明顯例子，超能力 是 中立存在、中立個體。</text:p>
                  <text:list>
                    <text:list-item>
                      <text:p text:style-name="P20">明顯例子，假定，超能力者 使用 超能力 霸凌 其他個體。</text:p>
                      <text:list>
                        <text:list-item>
                          <text:p text:style-name="P20">該超能力者、該超能力 是 缺德、無德、反德 的 存在、個體。</text:p>
                        </text:list-item>
                      </text:list>
                    </text:list-item>
                    <text:list-item>
                      <text:p text:style-name="P23">明顯例子，假定，超能力者 傳承 超能力 給（<text:span text:style-name="T11">有愛心、有信念、有好品德</text:span> 的）其他個體。</text:p>
                      <text:list>
                        <text:list-item>
                          <text:p text:style-name="P24">該超能力者、該超能力 有機率是 有德存在、有德個體。</text:p>
                        </text:list-item>
                      </text:list>
                    </text:list-item>
                  </text:list>
                </text:list-item>
                <text:list-item>
                  <text:p text:style-name="P4">（後續描述在 <text:span text:style-name="T1">社會</text:span> 文件群的 <text:span text:style-name="T1">錢</text:span>的 <text:span text:style-name="T2">錢 是 中立存在</text:span>）</text:p>
                </text:list-item>
              </text:list>
            </text:list-item>
            <text:list-item>
              <text:p text:style-name="P6">明顯例子。</text:p>
              <text:list>
                <text:list-item>
                  <text:p text:style-name="P7">明顯例子，假定，某一特定道 對 某一特定個體 有害。</text:p>
                  <text:list>
                    <text:list-item>
                      <text:p text:style-name="P6">該個體 有機率認定，該道 有 壞德。</text:p>
                    </text:list-item>
                    <text:list-item>
                      <text:p text:style-name="P6">該個體 有機率認定，該道 是 問題、有害的存在、有害的個體。</text:p>
                    </text:list-item>
                  </text:list>
                </text:list-item>
                <text:list-item>
                  <text:p text:style-name="P6">明顯例子，假定，某一特定道 對 某一特定個體 有益。</text:p>
                  <text:list>
                    <text:list-item>
                      <text:p text:style-name="P8">該個體 有機率認定，該道 有 好德。</text:p>
                    </text:list-item>
                    <text:list-item>
                      <text:p text:style-name="P8">該個體 有機率認定，該道 是 功能、有益的存在、有益的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常德、共德、群德"/>常德、共德、群德<text:bookmark-end text:name="常德、共德、群德"/></text:p>
          <text:list>
            <text:list-item>
              <text:p text:style-name="P9">常德、共德 <text:span text:style-name="T7">↔</text:span><text:span text:style-name="T6"> 常識、共識</text:span>。</text:p>
            </text:list-item>
            <text:list-item>
              <text:p text:style-name="P10">常德、共德、群德。</text:p>
              <text:list>
                <text:list-item>
                  <text:p text:style-name="P10">常德。</text:p>
                </text:list-item>
                <text:list-item>
                  <text:p text:style-name="P10">共德。</text:p>
                </text:list-item>
                <text:list-item>
                  <text:p text:style-name="P10">群德。</text:p>
                  <text:list>
                    <text:list-item>
                      <text:p text:style-name="P10">數量型德。</text:p>
                    </text:list-item>
                    <text:list-item>
                      <text:p text:style-name="P11">社會型德。</text:p>
                    </text:list-item>
                    <text:list-item>
                      <text:p text:style-name="P12">相同型德。</text:p>
                    </text:list-item>
                  </text:list>
                </text:list-item>
                <text:list-item>
                  <text:p text:style-name="P12">異德。</text:p>
                </text:list-item>
                <text:list-item>
                  <text:p text:style-name="P5"><text:span text:style-name="T10">（類似描述、拓展描述 在 </text:span><text:span text:style-name="T3">新生之書</text:span><text:span text:style-name="T11">的 </text:span><text:span text:style-name="T3">宗教</text:span><text:span text:style-name="T11"> 文件群的 </text:span><text:span text:style-name="T1">信仰、信念、中心思想、世界觀、價值觀</text:span><text:span text:style-name="T12">的 </text:span><text:span text:style-name="T14">正常個體的 分類</text:span>）</text:p>
                  <text:list>
                    <text:list-item>
                      <text:p text:style-name="P5">某一特定個體的 分類。</text:p>
                      <text:list>
                        <text:list-item>
                          <text:p text:style-name="P5">常型 該個體。</text:p>
                          <text:list>
                            <text:list-item>
                              <text:p text:style-name="P5">常型 該個體 <text:span text:style-name="T21">↔ 常識、常德</text:span>。</text:p>
                            </text:list-item>
                          </text:list>
                        </text:list-item>
                        <text:list-item>
                          <text:p text:style-name="P5">共型 該個體。</text:p>
                        </text:list-item>
                        <text:list-item>
                          <text:p text:style-name="P5">群型 該個體。</text:p>
                          <text:list>
                            <text:list-item>
                              <text:p text:style-name="P5">數量型 該個體。</text:p>
                            </text:list-item>
                            <text:list-item>
                              <text:p text:style-name="P5">社會型 該個體。</text:p>
                            </text:list-item>
                            <text:list-item>
                              <text:p text:style-name="P5">相同型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常德、共德、群德。</text:p>
              <text:list>
                <text:list-item>
                  <text:p text:style-name="P13">常德</text:p>
                  <text:list>
                    <text:list-item>
                      <text:p text:style-name="P8">個體 認定的 德。</text:p>
                    </text:list-item>
                    <text:list-item>
                      <text:p text:style-name="P14">明顯例子，假定，某一特定個體 認定，維護大自然 是 好德、有德。</text:p>
                      <text:list>
                        <text:list-item>
                          <text:p text:style-name="P8">該個體 有 常德。</text:p>
                        </text:list-item>
                        <text:list-item>
                          <text:p text:style-name="P15">維護大自然 是 好德、有德，是 該個體的 常德。</text:p>
                        </text:list-item>
                      </text:list>
                    </text:list-item>
                  </text:list>
                </text:list-item>
                <text:list-item>
                  <text:p text:style-name="P8">共德</text:p>
                  <text:list>
                    <text:list-item>
                      <text:p text:style-name="P8">群體 認定的 德。</text:p>
                    </text:list-item>
                    <text:list-item>
                      <text:p text:style-name="P16">明顯例子，假定，某一特定群體 認定，維護大自然 是 好德、有德。</text:p>
                      <text:list>
                        <text:list-item>
                          <text:p text:style-name="P8">該群體 有 共德。</text:p>
                        </text:list-item>
                        <text:list-item>
                          <text:p text:style-name="P8">維護大自然 是 好德、有德，是 該群體 的 共德。</text:p>
                        </text:list-item>
                      </text:list>
                    </text:list-item>
                    <text:list-item>
                      <text:p text:style-name="P17">明顯例子，假定，第一個群體 認定，維護大自然 是 好德、有德。</text:p>
                      <text:list>
                        <text:list-item>
                          <text:p text:style-name="P17">假定，第二個群體 認定，維護大自然 是 好德、有德。</text:p>
                        </text:list-item>
                        <text:list-item>
                          <text:p text:style-name="P8">第一個群體、第二個群體 有 共德。</text:p>
                        </text:list-item>
                        <text:list-item>
                          <text:p text:style-name="P8">維護大自然 是 好德、有德，是 第一個群體、第二個群體 的 共德。</text:p>
                        </text:list-item>
                      </text:list>
                    </text:list-item>
                    <text:list-item>
                      <text:p text:style-name="P15">明顯例子，假定，某一特定群體 認定，維護大自然 是 好德、有德。</text:p>
                      <text:list>
                        <text:list-item>
                          <text:p text:style-name="P15">假定，某一特定個體 認定，維護大自然 是 好德、有德。</text:p>
                        </text:list-item>
                        <text:list-item>
                          <text:p text:style-name="P8">該群體、該個體 有 共德。</text:p>
                        </text:list-item>
                      </text:list>
                    </text:list-item>
                    <text:list-item>
                      <text:p text:style-name="P18">明顯例子，假定，第一個個體 認定，維護大自然 是 好德、有德。</text:p>
                      <text:list>
                        <text:list-item>
                          <text:p text:style-name="P18">假定，第二個個體 認定，維護大自然 是 好德。</text:p>
                        </text:list-item>
                        <text:list-item>
                          <text:p text:style-name="P19">第一個個體、第二個個體 有 共德。</text:p>
                        </text:list-item>
                      </text:list>
                    </text:list-item>
                  </text:list>
                </text:list-item>
                <text:list-item>
                  <text:p text:style-name="P25">群德。</text:p>
                  <text:list>
                    <text:list-item>
                      <text:p text:style-name="P25">群德 是 群體 認定的 德。</text:p>
                    </text:list-item>
                    <text:list-item>
                      <text:p text:style-name="P26">群德。</text:p>
                      <text:list>
                        <text:list-item>
                          <text:p text:style-name="P27">數量型德、數量型群德。</text:p>
                        </text:list-item>
                        <text:list-item>
                          <text:p text:style-name="P27">社會型德、社會型群德。</text:p>
                        </text:list-item>
                        <text:list-item>
                          <text:p text:style-name="P28">群體性德、群體性群德。</text:p>
                        </text:list-item>
                      </text:list>
                    </text:list-item>
                    <text:list-item>
                      <text:p text:style-name="P29">明顯例子。</text:p>
                      <text:list>
                        <text:list-item>
                          <text:p text:style-name="P29">假定，某一特定群體 數量型認定，不發出聲音的吃東西 是 好德。</text:p>
                          <text:list>
                            <text:list-item>
                              <text:p text:style-name="P29">不發出聲音的吃東西 是 該群體的 常德、常好德、數量型德、數量型好德。</text:p>
                              <text:list>
                                <text:list-item>
                                  <text:p text:style-name="P29">好德 的 明顯例子，好品德、有教養。</text:p>
                                  <text:list>
                                    <text:list-item>
                                      <text:p text:style-name="P30">品德 <text:span text:style-name="T8">↔</text:span><text:span text:style-name="T22"> </text:span>靜態、先天、內在本能。</text:p>
                                    </text:list-item>
                                    <text:list-item>
                                      <text:p text:style-name="P30">教養 <text:span text:style-name="T8">↔</text:span><text:span text:style-name="T22"> </text:span>動態、後天、外在傳承。</text:p>
                                    </text:list-item>
                                    <text:list-item>
                                      <text:p text:style-name="P30"><text:span text:style-name="T13">總德 = 品德 + 教養</text:span>。</text:p>
                                      <text:list>
                                        <text:list-item>
                                          <text:p text:style-name="P31"><text:span text:style-name="T15">總德 =（</text:span><text:span text:style-name="T16">x%</text:span><text:span text:style-name="T15">）品德 +（</text:span><text:span text:style-name="T16">100% - x%</text:span><text:span text:style-name="T15">）教養</text:span>。</text:p>
                                          <text:list>
                                            <text:list-item>
                                              <text:p text:style-name="P31"><text:span text:style-name="T18">100% </text:span><text:span text:style-name="T19">≥</text:span><text:span text:style-name="T18"> x% </text:span><text:span text:style-name="T19">≥</text:span><text:span text:style-name="T18"> 0%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0">總德、合德、總和德 <text:span text:style-name="T9">↔</text:span><text:span text:style-name="T23"> 總力、合力、總和力。</text:span></text:p>
                                          <text:list>
                                            <text:list-item>
                                              <text:p text:style-name="P30">總力、合力、總和力<text:span text:style-name="T13"> 是 </text:span><text:span text:style-name="T17">n個向量力 總和成 1個</text:span><text:span text:style-name="T24">向量力。</text:span></text:p>
                                            </text:list-item>
                                            <text:list-item>
                                              <text:p text:style-name="P32"><text:span text:style-name="T20">n</text:span><text:span text:style-name="T18"> </text:span><text:span text:style-name="T19">≥</text:span><text:span text:style-name="T18"> </text:span><text:span text:style-name="T20">1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假定，該群體 社會型認定，服從政府 是 好德。</text:p>
                          <text:list>
                            <text:list-item>
                              <text:p text:style-name="P33">服從政府 是 該群體的 常德、常好德、社會型德、社會型好德。</text:p>
                            </text:list-item>
                          </text:list>
                        </text:list-item>
                        <text:list-item>
                          <text:p text:style-name="P34">假定，該群體 相同型認定，維護大自然 是 好德。</text:p>
                          <text:list>
                            <text:list-item>
                              <text:p text:style-name="P34">維護大自然 是 該群體的 常德、常好德、相同型德、相同型好德。</text:p>
                            </text:list-item>
                          </text:list>
                        </text:list-item>
                        <text:list-item>
                          <text:p text:style-name="P35">不發出聲音的吃東西、服從政府、維護大自然 是 該群體的 常德、常好德、群德。</text:p>
                        </text:list-item>
                        <text:list-item>
                          <text:p text:style-name="P36">假定，某一特定個體 認定，監督政府、維護大自然 是 好德。</text:p>
                          <text:list>
                            <text:list-item>
                              <text:p text:style-name="P37">監督政府、維護大自然 是 該個體的 常德、常好德。</text:p>
                            </text:list-item>
                          </text:list>
                        </text:list-item>
                        <text:list-item>
                          <text:p text:style-name="P38">維護大自然 是 該群體、該個體 的 共德、共好德。</text:p>
                        </text:list-item>
                        <text:list-item>
                          <text:p text:style-name="P39">不發出聲音的吃東西、服從政府、監督政府 是 該群體、該個體 的 異德、異好德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6:36:17.584000000</dc:date>
    <meta:editing-duration>P16DT20H37M50S</meta:editing-duration>
    <meta:editing-cycles>15721</meta:editing-cycles>
    <meta:document-statistic meta:table-count="0" meta:image-count="0" meta:object-count="0" meta:page-count="1" meta:paragraph-count="88" meta:word-count="1539" meta:character-count="1832" meta:non-whitespace-character-count="1636"/>
  </office:meta>
</office:document-meta>
</file>